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none" draw:fill-color="#1c1c1c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111111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Hej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Jag har försökt göra billjard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frame presentation:style-name="pr4" draw:layer="layout" svg:width="25.199cm" svg:height="13.859cm" svg:x="1.401cm" svg:y="4.914cm" presentation:class="outline" presentation:user-transformed="true">
          <draw:text-box>
            <text:list text:style-name="L3">
              <text:list-item>
                <text:p>Jag har valt att fokusera på hur kulan rör sig efter stöt.</text:p>
              </text:list-item>
              <text:list-item>
                <text:p>Kanske också kollision, om tid finns :(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ö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circle draw:style-name="gr2" draw:text-style-name="P2" draw:layer="layout" svg:width="9cm" svg:height="9cm" svg:x="9.2cm" svg:y="7.4cm">
          <text:p/>
        </draw:circle>
        <draw:frame draw:style-name="gr3" draw:text-style-name="P3" draw:layer="layout" svg:width="0.8cm" svg:height="0.963cm" svg:x="20.6cm" svg:y="10.8cm">
          <draw:text-box>
            <text:p text:style-name="P3">a</text:p>
          </draw:text-box>
        </draw:frame>
        <draw:frame draw:style-name="gr4" draw:text-style-name="P3" draw:layer="layout" svg:width="0.853cm" svg:height="0.963cm" svg:x="14.8cm" svg:y="5.8cm">
          <draw:text-box>
            <text:p text:style-name="P3">b</text:p>
          </draw:text-box>
        </draw:frame>
        <draw:line draw:style-name="gr5" draw:text-style-name="P2" draw:layer="layout" svg:x1="13.8cm" svg:y1="11.6cm" svg:x2="13.8cm" svg:y2="4.714cm">
          <text:p/>
        </draw:line>
        <draw:line draw:style-name="gr5" draw:text-style-name="P2" draw:layer="layout" svg:x1="13.8cm" svg:y1="11.6cm" svg:x2="21cm" svg:y2="11.6cm">
          <text:p/>
        </draw:line>
        <draw:ellipse draw:style-name="gr6" draw:text-style-name="P2" draw:layer="layout" svg:width="1.2cm" svg:height="1.4cm" svg:x="15.2cm" svg:y="8.4cm">
          <text:p/>
        </draw:ellipse>
        <draw:line draw:style-name="gr5" draw:text-style-name="P2" draw:layer="layout" svg:x1="19.4cm" svg:y1="6.4cm" svg:x2="16.4cm" svg:y2="8.8cm">
          <text:p/>
        </draw:line>
        <draw:frame draw:style-name="gr7" draw:text-style-name="P3" draw:layer="layout" svg:width="0.997cm" svg:height="0.963cm" svg:x="18.2cm" svg:y="7.6cm">
          <draw:text-box>
            <text:p text:style-name="P3">Q</text:p>
          </draw:text-box>
        </draw:frame>
        <draw:line draw:style-name="gr8" draw:text-style-name="P2" draw:layer="layout" svg:x1="16cm" svg:y1="8.4cm" svg:x2="8.4cm" svg:y2="2.8cm">
          <text:p/>
        </draw:line>
        <draw:line draw:style-name="gr8" draw:text-style-name="P2" draw:layer="layout" svg:x1="15.6cm" svg:y1="9.8cm" svg:x2="7.6cm" svg:y2="4.343cm">
          <text:p/>
        </draw:line>
        <draw:line draw:style-name="gr8" draw:text-style-name="P2" draw:layer="layout" svg:x1="16.4cm" svg:y1="9.4cm" svg:x2="8.8cm" svg:y2="4cm">
          <text:p/>
        </draw:line>
        <draw:ellipse draw:style-name="gr9" draw:text-style-name="P2" draw:layer="layout" svg:width="1.4cm" svg:height="2cm" svg:x="7.4cm" svg:y="2.6cm">
          <text:p/>
        </draw:ellipse>
        <draw:line draw:style-name="gr8" draw:text-style-name="P2" draw:layer="layout" svg:x1="7.8cm" svg:y1="5.4cm" svg:x2="7.8cm" svg:y2="7.6cm">
          <text:p/>
        </draw:line>
        <draw:line draw:style-name="gr8" draw:text-style-name="P2" draw:layer="layout" svg:x1="11cm" svg:y1="7.6cm" svg:x2="7.8cm" svg:y2="7.6cm">
          <text:p/>
        </draw:line>
        <draw:line draw:style-name="gr8" draw:text-style-name="P2" draw:layer="layout" svg:x1="7.8cm" svg:y1="5.4cm" svg:x2="11cm" svg:y2="7.6cm">
          <text:p/>
        </draw:line>
        <draw:rect draw:style-name="gr2" draw:text-style-name="P2" draw:layer="layout" svg:width="0.4cm" svg:height="0.4cm" svg:x="7.8cm" svg:y="7.2cm">
          <text:p/>
        </draw:rect>
        <draw:line draw:style-name="gr8" draw:text-style-name="P2" draw:layer="layout" svg:x1="10.4cm" svg:y1="7.2cm" svg:x2="10.2cm" svg:y2="7.6cm">
          <text:p/>
        </draw:line>
        <draw:frame draw:style-name="gr10" draw:text-style-name="P3" draw:layer="layout" svg:width="0.853cm" svg:height="1cm" svg:x="9.347cm" svg:y="6.8cm">
          <draw:text-box>
            <text:p text:style-name="P3">θ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ick to add titl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Utifrån stötens parametrar beräknas vinkelhastighet och hastighet.</text:p>
              </text:list-item>
              <text:list-item>
                <text:p>Från det kan vi beräkna positione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bastian Zander</meta:initial-creator>
    <meta:creation-date>2014-12-15T18:18:52.47</meta:creation-date>
    <meta:editing-duration>PT42M8S</meta:editing-duration>
    <meta:editing-cycles>2</meta:editing-cycles>
    <dc:date>2014-12-15T20:04:14.66</dc:date>
    <dc:creator>Sebastian Zander</dc:creator>
    <meta:document-statistic meta:object-count="56"/>
    <meta:generator>OpenOffice/4.0.0$Win32 OpenOffice.org_project/400m3$Build-9702</meta:generator>
  </office:meta>
</office:document-meta>
</file>